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343.76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mu_swit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:Fuseholder_Cylinder-5x20mm_Schurter_0031_8201_Horizontal_Open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0031.8201/poistkove-puzdra-pcb/schurter/</text:p>
          </table:table-cell>
          <table:table-cell office:value-type="string" calcext:value-type="string">
            <text:p>add two more components marked *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2mm_M3_ISO7380_Pad</text:p>
          </table:table-cell>
          <table:table-cell table:number-columns-repeated="2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2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Molex:Molex_KK-396_A-41791-0005_1x05_P3.96mm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a3960wv-05p/signalove-konektory-raster-3-96mm/joint-tech/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DPST</text:p>
          </table:table-cell>
          <table:table-cell office:value-type="string" calcext:value-type="string">
            <text:p>j_lib:NE18-2P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ne182aeesnp6amp/standardne-prepinace/c-k/104-0101-007/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0853.0551/poistkove-puzdra-pcb/schurter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0215.250hxp/poistky-5x20mm-pomale/littelfuse/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 style:data-style-name="N2" text:time-value="21:03:14.8870532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8-13T21:09:04.690678063</dc:date>
    <meta:editing-duration>PT5M49S</meta:editing-duration>
    <meta:editing-cycles>3</meta:editing-cycles>
    <meta:document-statistic meta:table-count="1" meta:cell-count="43" meta:object-count="0"/>
  </office:meta>
</office:document-meta>
</file>